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Web" style:family="paragraph">
      <style:paragraph-properties fo:margin-top="0in" fo:margin-bottom="0.1701in" fo:background-color="#FFFFFF"/>
      <style:text-properties style:font-name="Liberation Serif" fo:color="#333333"/>
    </style:style>
    <style:style style:name="P4" style:parent-style-name="NormalWeb" style:family="paragraph">
      <style:paragraph-properties fo:margin-top="0in" fo:margin-bottom="0.1701in" fo:background-color="#FFFFFF"/>
      <style:text-properties style:font-name="Liberation Serif" fo:color="#333333"/>
    </style:style>
    <style:style style:name="P5" style:parent-style-name="NormalWeb" style:family="paragraph">
      <style:paragraph-properties fo:margin-top="0in" fo:margin-bottom="0.1701in" fo:background-color="#FFFFFF"/>
      <style:text-properties style:font-name="Liberation Serif" fo:color="#333333"/>
    </style:style>
    <style:style style:name="P6" style:parent-style-name="NormalWeb" style:family="paragraph">
      <style:paragraph-properties fo:margin-top="0in" fo:margin-bottom="0.1701in" fo:background-color="#FFFFFF"/>
      <style:text-properties style:font-name="Liberation Serif" fo:color="#333333"/>
    </style:style>
    <style:style style:name="P7" style:parent-style-name="NormalWeb" style:family="paragraph">
      <style:paragraph-properties fo:margin-top="0in" fo:margin-bottom="0.1701in" fo:background-color="#FFFFFF"/>
      <style:text-properties style:font-name="Liberation Serif" fo:color="#333333"/>
    </style:style>
    <style:style style:name="P8" style:parent-style-name="NormalWeb" style:family="paragraph">
      <style:paragraph-properties fo:margin-top="0in" fo:margin-bottom="0.1701in" fo:background-color="#FFFFFF"/>
    </style:style>
    <style:style style:name="T9" style:parent-style-name="Fuentedepárrafopredeter." style:family="text">
      <style:text-properties style:font-name="Liberation Serif" fo:color="#333333"/>
    </style:style>
  </office:automatic-styles>
  <office:body>
    <office:text text:use-soft-page-breaks="true">
      <text:p text:style-name="P1">¿Qué es la BIOS de un ordenador?</text:p>
      <text:p text:style-name="Standard"/>
      <text:p text:style-name="Standard">La BIOS es un firmware instalado en una memoria ROM (no volátil) del ordenador, frecuentemente en un chip dedicado. Es un elemento fundamental en el<text:s/><text:span text:style-name="T2">arranque de un PC</text:span><text:s/>ya que es el puente entre el hardware y el software del sistema: esencialmente, es lo que le explica al software cómo debe funcionar el hardware.</text:p>
      <text:p text:style-name="Standard"/>
      <text:p text:style-name="Standard">¿Para<text:s/>qué<text:s/>sirve?</text:p>
      <text:p text:style-name="Standard"/>
      <text:p text:style-name="Standard">Se encarga de funciones de muy bajo nivel en el PC, como la secuencia de arranque (en qué<text:s/>dispositivo de almacenamiento está el sistema operativo y cómo arrancar desde él) o cómo hacer funcionar el teclado.</text:p>
      <text:p text:style-name="Standard"/>
      <text:p text:style-name="Standard">También identifica y configura componentes de hardware como los discos duros, dispositivos de almacenamiento externo, el procesador o la memoria RAM, y es de hecho desde la BIOS desde donde podemos modificar por ejemplo los parámetros de funcionamiento del procesador para desactivar núcleos o modificar su velocidad para hacer Overclock o Underclock.</text:p>
      <text:p text:style-name="Standard"/>
      <text:p text:style-name="Standard">Principales funciones de la BIOS</text:p>
      <text:p text:style-name="Standard"/>
      <text:p text:style-name="Standard">En la BIOS de un PC podremos modificar una enorme cantidad de opciones de configuración del hardware. Por norma general solo tendrás que entrar en la BIOS, cambiar el parámetro, guardar los cambios y reiniciar el PC para que surtan efecto, ya que como hemos mencionado antes la BIOS afecta al sistema de arranque del PC y es lo primero que consulta el hardware para saber cómo tiene que comportarse.</text:p>
      <text:p text:style-name="Standard"/>
      <text:p text:style-name="Standard">Estas son las principales funciones que podrás modificar:</text:p>
      <text:p text:style-name="Standard">- Cambiar el orden de la secuencia de arranque.</text:p>
      <text:p text:style-name="Standard">- Cargar los<text:s/>ajustes de fábrica.</text:p>
      <text:p text:style-name="Standard">- Actualizar la BIOS.</text:p>
      <text:p text:style-name="Standard">-Crear / cambiar / desactivar la contraseña de acceso.</text:p>
      <text:p text:style-name="Standard"/>
      <text:p text:style-name="Standard">TIPOS</text:p>
      <text:p text:style-name="Standard"/>
      <text:p text:style-name="Standard">ROM: Sólo se puede grabar en el momento en el que fabrica el chip. La información que contiene no se puede alterar.</text:p>
      <text:p text:style-name="Standard"/>
      <text:p text:style-name="Standard">EPROM: Lo único que cambia es que la información se graba con luz ultravioleta y que en la parte superior del chip hay una ventanilla transparente que suele estar tapada con una pegatina.</text:p>
      <text:p text:style-name="Standard"/>
      <text:p text:style-name="Standard">Flash BIOS: Son los más utilizados hoy en día y el usuario, al contrario que con los otros tipos de BIOS, puede actualizarla mediante distintos programas.</text:p>
      <text:p text:style-name="Standard"/>
      <text:p text:style-name="Standard"/>
      <text:p text:style-name="Standard">CARACTERÍSTICAS</text:p>
      <text:p text:style-name="Standard"/>
      <text:p text:style-name="Standard">-El código de la BIOS se ejecuta en 16 bits.</text:p>
      <text:p text:style-name="Standard">-El BIOS tiene un diseño muy simple y te mueves con el teclado.</text:p>
      <text:p text:style-name="Standard">-El arranque del ordenador es lento</text:p>
      <text:p text:style-name="Standard"/>
      <text:p text:style-name="Standard"/>
      <text:p text:style-name="Standard"/>
      <text:p text:style-name="Standard">UEFI</text:p>
      <text:p text:style-name="Standard"/>
      <text:p text:style-name="P3">La UEFI es una versión de la BIOS actualizada. En la UEFI podemos notar los siguientes aspectos que lo diferencian con la BIOS:</text:p>
      <text:p text:style-name="P4">-El aspecto del firmware es mucho más moderna y te permite incluir animaciones y sonidos.</text:p>
      <text:p text:style-name="P5">-Al contrario que con la BIOS, podemos utilizar el ratón para interactuar con la UEFI.</text:p>
      <text:p text:style-name="P6">-Puede conectarse a Internet para actualizarse.</text:p>
      <text:p text:style-name="P7">-Mientras que la BIOS se ejecutaba en 16 bits, la UEFI se ejecuta en 32 o en 64 bits.</text:p>
      <text:p text:style-name="P8"><text:span text:style-name="T9">-El arranque del ordenador es mucho más rápido a diferencia de la BI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oto Serif CJK SC" style:font-name-complex="Lohit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oto Serif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ustaquio Arroyo Caballero</dc:creator>
    <meta:creation-date>2020-10-09T20:03:00Z</meta:creation-date>
    <dc:date>2020-10-14T19:24:00Z</dc:date>
    <meta:template xlink:href="Normal" xlink:type="simple"/>
    <meta:editing-cycles>4</meta:editing-cycles>
    <meta:editing-duration>PT8760S</meta:editing-duration>
    <meta:document-statistic meta:page-count="1" meta:paragraph-count="5" meta:word-count="420" meta:character-count="2726" meta:row-count="19" meta:non-whitespace-character-count="2311"/>
  </office:meta>
</office:document-meta>
</file>